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ombine-two-tables/" text:style-name="Internet_20_link" text:visited-style-name="Visited_20_Internet_20_Link"><text:span text:style-name="T1">175. Combine Two Tables</text:span></text:a></text:p>
      <text:section text:style-name="Sect1" text:name="headlessui-popover-button-:rr:">
        <text:p text:style-name="Standard"/>
      </text:section>
      <text:p text:style-name="P4">Easy</text:p>
      <text:p text:style-name="P4">3.1K</text:p>
      <text:p text:style-name="P4">214</text:p>
      <text:section text:style-name="Sect1" text:name="headlessui-popover-button-:r10:">
        <text:p text:style-name="Standard"/>
      </text:section>
      <text:section text:style-name="Sect1" text:name="headlessui-popover-button-:r13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Person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personId <text:s text:c="3"/>| int <text:s text:c="4"/>|</text:p>
      <text:p text:style-name="P2">| lastName <text:s text:c="3"/>| varchar |</text:p>
      <text:p text:style-name="P2">| firstName <text:s text:c="2"/>| varchar |</text:p>
      <text:p text:style-name="P2">+-------------+---------+</text:p>
      <text:p text:style-name="P2">personId is the primary key column for this table.</text:p>
      <text:p text:style-name="P1">This table contains information about the ID of some persons and their first and last names.</text:p>
      <text:p text:style-name="P6"> </text:p>
      <text:p text:style-name="P5"><text:span text:style-name="T1">Table: </text:span><text:span text:style-name="Source_20_Text"><text:span text:style-name="T2">Addres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addressId <text:s text:c="2"/>| int <text:s text:c="4"/>|</text:p>
      <text:p text:style-name="P2">| personId <text:s text:c="3"/>| int <text:s text:c="4"/>|</text:p>
      <text:p text:style-name="P2">| city <text:s text:c="7"/>| varchar |</text:p>
      <text:p text:style-name="P2">| state <text:s text:c="6"/>| varchar |</text:p>
      <text:p text:style-name="P2">+-------------+---------+</text:p>
      <text:p text:style-name="P2">addressId is the primary key column for this table.</text:p>
      <text:p text:style-name="P1">Each row of this table contains information about the city and state of one person with ID = PersonId.</text:p>
      <text:p text:style-name="P6"> </text:p>
      <text:p text:style-name="P5"><text:span text:style-name="T1">Write an SQL query to report the first name, last name, city, and state of each person in the </text:span><text:span text:style-name="Source_20_Text"><text:span text:style-name="T2">Person</text:span></text:span><text:span text:style-name="T1"> table. If the address of a </text:span><text:span text:style-name="Source_20_Text"><text:span text:style-name="T2">personId</text:span></text:span><text:span text:style-name="T1"> is not present in the </text:span><text:span text:style-name="Source_20_Text"><text:span text:style-name="T2">Address</text:span></text:span><text:span text:style-name="T1"> table, report </text:span><text:span text:style-name="Source_20_Text"><text:span text:style-name="T2">null</text:span></text:span><text:span text:style-name="T1"> instead.</text:span></text:p>
      <text:p text:style-name="P5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query result format is in the following example.</text:p>
      <text:p text:style-name="P6"> </text:p>
      <text:p text:style-name="P5"><text:span text:style-name="Strong_20_Emphasis"><text:span text:style-name="T1">Example 1:</text:span></text:span></text:p>
      <text:p text:style-name="P3"><text:soft-page-break/><text:span text:style-name="Strong_20_Emphasis"><text:span text:style-name="T1">Input:</text:span></text:span><text:span text:style-name="T1"> </text:span></text:p>
      <text:p text:style-name="P2">Person table:</text:p>
      <text:p text:style-name="P2">+----------+----------+-----------+</text:p>
      <text:p text:style-name="P2">| personId | lastName | firstName |</text:p>
      <text:p text:style-name="P2">+----------+----------+-----------+</text:p>
      <text:p text:style-name="P2">| 1 <text:s text:c="7"/>| Wang <text:s text:c="4"/>| Allen <text:s text:c="4"/>|</text:p>
      <text:p text:style-name="P2">| 2 <text:s text:c="7"/>| Alice <text:s text:c="3"/>| Bob <text:s text:c="6"/>|</text:p>
      <text:p text:style-name="P2">+----------+----------+-----------+</text:p>
      <text:p text:style-name="P2">Address table:</text:p>
      <text:p text:style-name="P2">+-----------+----------+---------------+------------+</text:p>
      <text:p text:style-name="P2">| addressId | personId | city <text:s text:c="9"/>| state <text:s text:c="5"/>|</text:p>
      <text:p text:style-name="P2">+-----------+----------+---------------+------------+</text:p>
      <text:p text:style-name="P2">| 1 <text:s text:c="8"/>| 2 <text:s text:c="7"/>| New York City | New York <text:s text:c="2"/>|</text:p>
      <text:p text:style-name="P2">| 2 <text:s text:c="8"/>| 3 <text:s text:c="7"/>| Leetcode <text:s text:c="5"/>| California |</text:p>
      <text:p text:style-name="P2">+-----------+----------+---------------+------------+</text:p>
      <text:p text:style-name="P3"><text:span text:style-name="Strong_20_Emphasis"><text:span text:style-name="T1">Output:</text:span></text:span><text:span text:style-name="T1"> </text:span></text:p>
      <text:p text:style-name="P2">+-----------+----------+---------------+----------+</text:p>
      <text:p text:style-name="P2">| firstName | lastName | city <text:s text:c="9"/>| state <text:s text:c="3"/>|</text:p>
      <text:p text:style-name="P2">+-----------+----------+---------------+----------+</text:p>
      <text:p text:style-name="P2">| Allen <text:s text:c="4"/>| Wang <text:s text:c="4"/>| Null <text:s text:c="9"/>| Null <text:s text:c="4"/>|</text:p>
      <text:p text:style-name="P2">| Bob <text:s text:c="6"/>| Alice <text:s text:c="3"/>| New York City | New York |</text:p>
      <text:p text:style-name="P2">+-----------+----------+---------------+----------+</text:p>
      <text:p text:style-name="P3"><text:span text:style-name="Strong_20_Emphasis"><text:span text:style-name="T1">Explanation:</text:span></text:span><text:span text:style-name="T1"> </text:span></text:p>
      <text:p text:style-name="P2">There is no address in the address table for the personId = 1 so we return null in their city and state.</text:p>
      <text:p text:style-name="P1">addressId = 1 contains information about the address of personId = 2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4T13:37:18.427000000</dc:date>
    <meta:editing-duration>PT10S</meta:editing-duration>
    <meta:editing-cycles>1</meta:editing-cycles>
    <meta:document-statistic meta:table-count="0" meta:image-count="0" meta:object-count="0" meta:page-count="2" meta:paragraph-count="59" meta:word-count="351" meta:character-count="2108" meta:non-whitespace-character-count="1684"/>
    <meta:generator>LibreOffice/7.2.2.2$Windows_X86_64 LibreOffice_project/02b2acce88a210515b4a5bb2e46cbfb63fe97d56</meta:generator>
  </office:meta>
</office:document-meta>
</file>